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d8f2" officeooo:paragraph-rsid="0001d8f2"/>
    </style:style>
    <style:style style:name="P2" style:family="paragraph" style:parent-style-name="Text_20_body">
      <style:text-properties fo:language="en" fo:country="US" officeooo:rsid="0001d8f2" officeooo:paragraph-rsid="0001d8f2"/>
    </style:style>
    <style:style style:name="P3" style:family="paragraph" style:parent-style-name="Text_20_body">
      <style:text-properties officeooo:rsid="00021577" officeooo:paragraph-rsid="0001d8f2"/>
    </style:style>
    <style:style style:name="P4" style:family="paragraph" style:parent-style-name="Text_20_body">
      <style:text-properties officeooo:rsid="00021577" officeooo:paragraph-rsid="00021577"/>
    </style:style>
    <style:style style:name="P5" style:family="paragraph" style:parent-style-name="Text_20_body">
      <style:text-properties officeooo:rsid="0005104a" officeooo:paragraph-rsid="0005104a"/>
    </style:style>
    <style:style style:name="P6" style:family="paragraph" style:parent-style-name="Text_20_body" style:list-style-name="L1">
      <style:paragraph-properties fo:margin-left="0.4583in" fo:margin-right="0in" fo:margin-top="0in" fo:margin-bottom="0in" loext:contextual-spacing="false" fo:text-indent="0in" style:auto-text-indent="false" fo:padding="0in" fo:border="none"/>
      <style:text-properties fo:language="en" fo:country="US"/>
    </style:style>
    <style:style style:name="T1" style:family="text">
      <style:text-properties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grity and Professionalism</text:h>
      <text:p text:style-name="P1">Fatal KPI:</text:p>
      <text:p text:style-name="P2"><text:span text:style-name="T1">Useful Intents</text:span></text:p>
      <text:list xml:id="list513779811" text:style-name="L1">
        <text:list-item>
          <text:p text:style-name="P6"><text:span text:style-name="T1">Swear Words (Fatal Criteria)</text:span></text:p>
        </text:list-item>
        <text:list-item>
          <text:p text:style-name="P6"><text:span text:style-name="T1">Rudeness</text:span></text:p>
        </text:list-item>
        <text:list-item>
          <text:p text:style-name="P6"><text:span text:style-name="T1">Sarcasm</text:span></text:p>
        </text:list-item>
        <text:list-item>
          <text:p text:style-name="P6"><text:span text:style-name="T1">Insult</text:span></text:p>
        </text:list-item>
      </text:list>
      <text:p text:style-name="P3"/>
      <text:p text:style-name="P4">This KPI Model first requires a simple division of dialogues from CSR and Caller. We only want to look at CSR dialogues (so that there’s no bias in judging the situation – the CSR must never get aggravated no matter what the caller says.)</text:p>
      <text:p text:style-name="P4">A second evaluation could be through the use of two machine learning models for: sarcasm detection and insult detection.</text:p>
      <text:p text:style-name="P4">For that, you need to collect data that thoroughly defines the two intents: Rudeness and Sarcasm – and then either we can do a manual check for these corpus in our calls – or have a model (KNN) that finds the nearest similarity.</text:p>
      <text:p text:style-name="P5">In case any of the fatal criteria is fulfilled, it would be the final output for the whole call (singular output + dialogue wise output required for negative cases.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19-12-09T12:46:56.544000000</dc:date>
    <meta:editing-duration>PT4M49S</meta:editing-duration>
    <meta:editing-cycles>4</meta:editing-cycles>
    <meta:document-statistic meta:table-count="0" meta:image-count="0" meta:object-count="0" meta:page-count="1" meta:paragraph-count="11" meta:word-count="150" meta:character-count="857" meta:non-whitespace-character-count="719"/>
  </office:meta>
</office:document-meta>
</file>